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line-height-at-least="0.3335in" fo:text-align="start" style:justify-single-word="false" style:text-autospace="none"/>
      <style:text-properties style:use-window-font-color="true" style:font-name="Times New Roman" fo:font-size="24pt" fo:font-weight="bold" style:font-name-asian="TrebuchetMS" style:font-size-asian="24pt" style:font-weight-asian="bold" style:font-name-complex="TrebuchetMS" style:font-size-complex="24pt" style:font-weight-complex="bold"/>
    </style:style>
    <style:style style:name="P3" style:family="paragraph" style:parent-style-name="Standard">
      <style:paragraph-properties style:line-height-at-least="0.222in" fo:text-align="start" style:justify-single-word="false" style:text-autospace="none"/>
      <style:text-properties style:use-window-font-color="true" style:font-name="Times New Roman" fo:font-size="20pt" fo:font-weight="bold" style:font-name-asian="TrebuchetMS" style:font-size-asian="20pt" style:font-weight-asian="bold" style:font-name-complex="TrebuchetMS" style:font-size-complex="20pt" style:font-weight-complex="bold"/>
    </style:style>
    <style:style style:name="P4" style:family="paragraph" style:parent-style-name="Standard">
      <style:paragraph-properties style:line-height-at-least="0.2083in" fo:text-align="start" style:justify-single-word="false" style:text-autospace="none"/>
      <style:text-properties style:use-window-font-color="true" style:font-name="Times New Roman" fo:font-size="16pt" fo:font-weight="normal" style:font-name-asian="ArialMT" style:font-size-asian="16pt" style:font-weight-asian="normal" style:font-name-complex="ArialMT" style:font-size-complex="16pt" style:font-weight-complex="normal"/>
    </style:style>
    <style:style style:name="P5" style:family="paragraph" style:parent-style-name="Standard">
      <style:paragraph-properties style:line-height-at-least="0.1665in" fo:text-align="start" style:justify-single-word="false" style:text-autospace="none"/>
      <style:text-properties fo:color="#2f2f2f" style:font-name="Times New Roman" fo:font-size="14pt" fo:font-weight="bold" style:font-name-asian="ArialMT" style:font-size-asian="14pt" style:font-weight-asian="bold" style:font-name-complex="ArialMT" style:font-size-complex="14pt" style:font-weight-complex="bold"/>
    </style:style>
    <style:style style:name="P6" style:family="paragraph" style:parent-style-name="Standard">
      <style:paragraph-properties fo:margin-top="0in" fo:margin-bottom="0.0972in" style:line-height-at-least="0.278in" fo:text-align="start" style:justify-single-word="false" style:text-autospace="none"/>
    </style:style>
    <style:style style:name="P7" style:family="paragraph" style:parent-style-name="Standard">
      <style:paragraph-properties fo:margin-top="0in" fo:margin-bottom="0.0972in" style:line-height-at-least="0.278in" fo:text-align="start" style:justify-single-word="false" style:text-autospace="none"/>
      <style:text-properties style:use-window-font-color="true" style:font-name="Times New Roman" fo:font-size="20pt" fo:font-weight="normal" style:font-name-asian="ArialMT" style:font-size-asian="20pt" style:font-weight-asian="normal" style:font-name-complex="ArialMT" style:font-size-complex="20pt" style:font-weight-complex="normal"/>
    </style:style>
    <style:style style:name="P8"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Times New Roman" fo:font-size="20pt" fo:font-weight="normal" style:font-name-asian="ArialMT" style:font-size-asian="20pt" style:font-weight-asian="normal" style:font-name-complex="ArialMT" style:font-size-complex="20pt" style:font-weight-complex="normal"/>
    </style:style>
    <style:style style:name="T1" style:family="text">
      <style:text-properties style:use-window-font-color="true" style:font-name="Times New Roman" fo:font-size="20pt" fo:font-weight="normal" style:font-name-asian="ArialMT" style:font-size-asian="20pt" style:font-weight-asian="normal" style:font-name-complex="ArialMT" style:font-size-complex="20pt" style:font-weight-complex="normal"/>
    </style:style>
    <style:style style:name="T2" style:family="text">
      <style:text-properties style:use-window-font-color="true" fo:font-weight="normal" style:font-weight-asian="normal" style:font-weight-complex="normal"/>
    </style:style>
    <style:style style:name="T3" style:family="text">
      <style:text-properties fo:color="#2f2f2f" style:font-name="Times New Roman" fo:font-size="20pt" fo:font-weight="normal" style:font-name-asian="ArialMT" style:font-size-asian="20pt" style:font-weight-asian="normal" style:font-name-complex="ArialMT" style:font-size-complex="20pt" style:font-weight-complex="normal"/>
    </style:style>
    <style:style style:name="T4" style:family="text">
      <style:text-properties fo:color="#2f2f2f" style:font-name="Times New Roman" fo:font-size="20pt" style:text-underline-style="none" fo:font-weight="normal" style:font-name-asian="ArialMT" style:font-size-asian="20pt" style:font-weight-asian="normal" style:font-name-complex="ArialMT" style:font-size-complex="20pt" style:font-weight-complex="normal"/>
    </style:style>
    <style:style style:name="T5" style:family="text">
      <style:text-properties style:font-name="Times New Roman"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ocolate Espresso Cookies</text:p>
      <text:p text:style-name="P5">Serves: <text:span text:style-name="T2">10 to 12 cookies</text:span></text:p>
      <text:p text:style-name="P4"/>
      <text:p text:style-name="P3">Ingredients</text:p>
      <text:p text:style-name="P9">6 <text:s text:c="3"/>ounces semi-sweet chocolate, chopped into 1/2-inch pieces </text:p>
      <text:p text:style-name="P8"><text:span text:style-name="T1">2 <text:s text:c="3"/>tablespoons </text:span><text:a xlink:type="simple" xlink:href="http://www.foodterms.com/encyclopedia/butter/index.html"><text:span text:style-name="T4">unsalted butter</text:span></text:a><text:span text:style-name="T1">, at room temperature</text:span></text:p>
      <text:p text:style-name="P8"><text:span text:style-name="T1">1/3 cup dark chocolate-covered </text:span><text:a xlink:type="simple" xlink:href="http://www.foodterms.com/encyclopedia/espresso/index.html"><text:span text:style-name="T4">espresso</text:span></text:a><text:span text:style-name="T1"> beans</text:span></text:p>
      <text:p text:style-name="P9">1 <text:s text:c="3"/>cup flour</text:p>
      <text:p text:style-name="P8"><text:span text:style-name="T1">2 <text:s text:c="3"/>tablespoons unsweetened </text:span><text:a xlink:type="simple" xlink:href="http://www.foodterms.com/encyclopedia/cocoa-powder/index.html"><text:span text:style-name="T4">cocoa powder</text:span></text:a></text:p>
      <text:p text:style-name="P9">1 <text:s text:c="3"/>teaspoon baking powder</text:p>
      <text:p text:style-name="P8"><text:span text:style-name="T1">¼ <text:s text:c="2"/>teaspoon fine </text:span><text:a xlink:type="simple" xlink:href="http://www.foodterms.com/encyclopedia/sea-salt/index.html"><text:span text:style-name="T4">sea salt</text:span></text:a></text:p>
      <text:p text:style-name="P9">3/4 cup sugar</text:p>
      <text:p text:style-name="P9">2 <text:s text:c="3"/>eggs, at room temperature</text:p>
      <text:p text:style-name="P9">2 <text:s text:c="3"/>tablespoons water</text:p>
      <text:p text:style-name="P8"><text:span text:style-name="T1">1 <text:s text:c="3"/>teaspoon pure </text:span><text:a xlink:type="simple" xlink:href="http://www.foodterms.com/encyclopedia/extracts/index.html"><text:span text:style-name="T4">vanilla extract</text:span></text:a></text:p>
      <text:p text:style-name="P8"><text:span text:style-name="T1">1 <text:s text:c="3"/>cup </text:span><text:span text:style-name="T1"><text:s/></text:span><text:a xlink:type="simple" xlink:href="http://www.foodterms.com/encyclopedia/chocolate/index.html"><text:span text:style-name="T4">semi-sweet chocolate chips</text:span></text:a></text:p>
      <text:p text:style-name="P9"/>
      <text:p text:style-name="P3">Directions</text:p>
      <text:p text:style-name="P7">Place an oven rack in the center of the oven. Preheat the oven to 300 degrees F. Line 2 baking sheets with parchment paper or silicone mats. Set aside.</text:p>
      <text:p text:style-name="P7">In a small bowl, combine the chocolate and butter. Place the bowl over a pan of barely simmering water and stir occasionally until the chocolate has melted and the mixture is smooth.</text:p>
      <text:p text:style-name="P7"/>
      <text:p text:style-name="P6"><text:span text:style-name="T1">In the bowl of a </text:span><text:a xlink:type="simple" xlink:href="http://www.foodterms.com/encyclopedia/food-processor/index.html"><text:span text:style-name="T3">food processor</text:span></text:a><text:span text:style-name="T1">, finely chop the chocolate </text:span><text:soft-page-break/><text:span text:style-name="T1">covered espresso beans. In a medium bowl, whisk together the chopped espresso beans, flour, cocoa powder, baking powder, and salt.</text:span></text:p>
      <text:p text:style-name="P1"><text:span text:style-name="T1">In another medium bowl, whisk together the sugar, eggs, water, and vanilla extract. Gradually </text:span><text:span text:style-name="T5">add the dry ingredients and stir until thick and smooth. Fold in the melted chocolate. Stir in the chocolate chips. Using a cookie or </text:span><text:a xlink:type="simple" xlink:href="http://www.foodterms.com/encyclopedia/ice-cream-scoop/index.html"><text:span text:style-name="T3">ice cream scoop</text:span></text:a><text:span text:style-name="T1">, scoop level 1/4 cupfuls of the batter onto the prepared baking sheets. Bake until slightly puffed and the tops begin to crack, 18 to 20 minutes. Allow the cookies to cool completely on the baking she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07T20:30:42</meta:creation-date>
    <dc:date>2011-08-17T17:17:26</dc:date>
    <dc:creator>Robert Houk</dc:creator>
    <meta:editing-duration>PT00H14M13S</meta:editing-duration>
    <meta:editing-cycles>4</meta:editing-cycles>
    <meta:generator>OpenOffice.org/3.2$Unix OpenOffice.org_project/320m18$Build-9502</meta:generator>
    <meta:document-statistic meta:table-count="0" meta:image-count="0" meta:object-count="0" meta:page-count="2" meta:paragraph-count="20" meta:word-count="238" meta:character-count="1445"/>
  </office:meta>
</office:document-meta>
</file>